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erienda" svg:font-family="Meriend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ent-style-name="Standard">
      <style:paragraph-properties fo:break-before="page"/>
    </style:style>
    <style:style style:name="T1" style:family="text">
      <style:text-properties fo:font-variant="normal" fo:text-transform="none" fo:color="#dc143c" style:font-name="Merienda" fo:font-size="9.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Euh... C'est ptetre moi.</text:p>
      <text:p text:style-name="Standard"><text:soft-page-break/></text:p>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text:p text:style-name="P1">Edward se tira de sa maladresse avec un simple regard lourd de jugement, ce qui ne l'affecta pas plus que ça. Le garçon avait l'habitude des réactions agressives, qui se tiraient la bourre avec une ignorance ostentatoire dans la compétition de ses interactions sociales. Il haussa donc les épaules avec un petite sourire désolé avant de pénétrer dans le bureau que sa guide d'infortune avait dégoté pour eux. Ce bureau était relativement simpliste en terme d'ameublement, cependant la qualité du mobilier et ses finitions témoignaient de la richesse de la société à laquelle il appartenait. Il était évident que le monde dans lequel Edward avait mis les pieds n'était pas le sien. Il n'avait clairement pas l'habitude de l'opulence et l'étalage du showbiz. Cet univers était à des années lumières de sa petite vie tranquille de banlieusard. Aussi on pouvait aisément statuer que lui et la jeune femme aux cheveux châtains n'avaient strictement aucune chance de se comprendre.</text:p>
      <text:p text:style-name="Standard"/>
      <text:p text:style-name="Standard">Cette dernière, après s'être installée de manière à affirmer sa position de domination, entama les hostilités. Elle lui demanda s'il avait conscience de la quantité d'argent que son altercation avec GaBrun leur avait fait perdre. « Leur » étant ici probablement la Nightray Production Company ©, en tout cas c'est ce qu'Edward statua en l'absence de plus d'informations. La vérité était que le blondin n'en avait strictement aucune idée. Tout ce qu'il savait était qu'il leur avait probablement fait gagner un certain temps, mais la dimension pécuniaire lui était royalement passé au-dessus. Heureusement -ou pas- pour lui, Alice lui annonça un montant approximatif du manque à gagner causé par l'événement. Cette annonce, se voulant pourtant choc, ne perturba pas la tranquillité du blondin, dont le faciès ne changea pas d'un iota à l'exception de ses sourcils qui s'arquèrent légèrement.</text:p>
      <text:p text:style-name="Standard"/>
      <text:p text:style-name="Standard">-Ah oui quand même.</text:p>
      <text:p text:style-name="Standard"/>
      <text:p text:style-name="Standard">Contrairement à ce que l'on pouvait penser, cette réplique ne cachait aucune ironie, malgré l'absence d'émotion dans le ton de sa voix. C'était un montant bien au delà de ceux qu'Edward avait l'habitude de manipuler. Il était même assez étrange pour lui de voir la jeune femme le lui annoncer comme s'il avait s'agit d'une broutille. Le garçon avait d'ailleurs du mal à cerner son interlocutrice. Elle semblait avoir déjà un certain nombre de responsabilités -pour que ce soit à elle de gérer ce genre d'ennuis, malgré son évident jeune âge. Elle aurait pu plaire à Edward, dans d'autres circonstances peut-être. Son physique était fin, harmonieux, à l'instar de son visage plutôt agréable à la vue qu'une frange parfaitement symétrique venait encadrer. Et pourtant, il y avait cet air autoritaire et froid qui venait gâcher le tableau ; jurant avec la douceur de ses traits. Quel dommage...</text:p>
      <text:p text:style-name="Standard"/>
      <text:p text:style-name="Standard">Trop occupé à l'examiner de son regard émeraude, Edward mit quelques secondes à se rendre compte qu'Alice lui avait posé une question, et qu'elle était en train d'attendre qu'il se prononce sur ses intentions. Reprenant contact avec la réalité, l'adolescent réalisa rapidement qu'il avait totalement perdu le fil de la conversation, et ne se souvenait absolument plus du sujet qui les avait amenés ici. Il s'était écoulé une éternité à l'échelle du courant de ses pensées depuis sa dernière intervention et Edward était bien incapable de recoller les morceaux. Force était de constater qu'il ne s'en sortirait cette fois-ci pas avec une pirouette. Il n'avait d'autre choix que d'être honnête, au risque de se mettre encore un peu plus à dos cette personne qui n'avait pourtant visiblement pas besoin d'une autre raison de mépriser.</text:p>
      <text:p text:style-name="Standard"/>
      <text:p text:style-name="Standard">-...A propos de ?</text:p>
      <text:p text:style-name="P1">Comme on pouvait s'y attendre, Alice accusa le coup. Elle lâcha un soupir expressif et semblait de plus en plus agacée par la situation, comme si elle se demandait ce qu'elle allait bien pouvoir faire de lui. Edward encaissa sa première remarque sans broncher. Non, il ne le faisait pas exprès. Peut-être que le blondin ne faisait pas tous les efforts possibles pour rester concentré, mais il n'en était pas moins vrai qu'il souffrait également d'un très Trouble du Déficit de l'Attention. L'adolescent aurait pu l'expliquer à sa tortionnaire, lui faire comprendre que c'était également <text:s/>à cause de sa maladie qu'il se retrouvait dans cette pièce en premier lieu. Mais quelque chose le retint, une petite voix au fin fond de son esprit qui lui souffla qu'elle n'en aurait rien à faire. Alors il choisit de se taire, attendant de subir la suite de la tempête qui allait s'abattre sur lui.</text:p>
      <text:p text:style-name="Standard"/>
      <text:p text:style-name="Standard">Cependant pour l'heure, une accalmie semblait se dessiner. Si le ton d'Alice était toujours pète-sec, elle semblait un peu plus encline à la discussion. Elle demanda à Edward ce qu'il faisait dans la vie, tirant un haussement de sourcils surpris à ce dernier. C'était bien la dernière question qu'il s'attendait à entendre. Ce qu'il faisait dans la vie ? Mais qu'est-ce que ça pouvait bien lui faire ? Alors que le blondin se préparait à répondre en essayant de deviner la raison qui l'avait poussée à se demander ceci, l'héritière Nightray se leva de son siège improvisé pour se rapprocher de lui, accentuant encore ainsi la relation dominant/dominé qui s'était installée d'entrée de jeu entre eux.</text:p>
      <text:p text:style-name="Standard"/>
      <text:p text:style-name="Standard">-Euh... Je suis étudiant en droit... Pourquoi ?</text:p>
      <text:p text:style-name="Standard"/>
      <text:p text:style-name="Standard">A mesure qu'Alice s'approchait de lui, Edward se sentait de plus en plus écrasé par sa prestance. Elle dégageait une autorité impressionnante et le garçon, qui n'était déjà pas extrêmement confiant par nature, avait du mal à ne pas se sentir ridicule en face d'elle. Il avait l'impression d'être un gamin qui se fait engueuler par sa mère -était-il si loin de la vérité que ça ? Dans tous les cas, les tentatives d'intimidation de la jeune femme étaient un franc succès. Edward n'en menait vraiment pas large et paraissait encore plus chétif qu'à l'ordinaire. Alors Alice répondit plus ou moins à ses interrogations en lui faisant une offre qui provoqua une nouvelle surprise chez le garçon aux yeux de jade.</text:p>
      <text:p text:style-name="Standard"/>
      <text:p text:style-name="Standard">-Un poste... ici ?</text:p>
      <text:p text:style-name="Standard"/>
      <text:p text:style-name="Standard">L'expression sur son visage passa en un instant de la peur à l'effarement. Elle était vraiment en train de lui proposer un travail ? L'idée de se faire un peu d'argent en parallèle de ses études n'était pas si déplaisante, celui pourrait lui permettre de commencer à gagner en indépendance et à devenir un peu plus responsable. Mais... La proposition n'avait ni queue ni tête. Alice lui rabâchait -à raison- depuis le début de cette conversation qu'il était un bon à rien et maintenant elle voulait l'embaucher ? Un détail attira cependant l'attention de notre blondinet : elle voulait qu'il rembourse... Ce qu'il leur avait fait perdre ? Il ne leur avait rien fait perdre du tout... Ce m'as-tu-vu de chanteur était parti de son propre chef et, très honnêtement, cela ne semblait pas être une grosse perte...</text:p>
      <text:p text:style-name="Standard"/>
      <text:p text:style-name="Standard">-Je... Je ne crois pas vous devoir un cent... Madame, s'empressa-t-il d'ajouter.</text:p>
      <text:p text:style-name="Standard"/>
      <text:p text:style-name="Standard">Edward avait rassemblé tout son courage pour formuler cette réponse. Aussi ridicule pouvait-il paraître à se faire malmener de la sorte par une bourgeoise enorgueillie, il y avait des choses qu'il ne pouvait laisser passer. Parmi celles-ci se trouvaient notamment une proposition de contrat qui, à ses yeux, n'était pas équilibré...</text:p>
      <text:p text:style-name="P1">La conversation commençait doucement à plus ressembler à un dialogue de sourds qu'à autre chose, <text:s/>entre Edward qui refusait d'admettre qu'il devait de l'argent à la Nightray Company et Alice qui n'en démordait pas. Celle-ci fut saisie d'un soupir de lassitude à l'écoute des réponses du garçon, puis en provoqua un second chez ce dernier, de soulagement cette fois, en retournant s'asseoir sur le bureau. Les épaules d'Edward s'affaissèrent imperceptiblement alors que la pression qui l'écrasait depuis qu'Alice s'était approchée de lui se dissipait légèrement. Le blondin se promit de travailler sa gestion du stress, entre autres choses, dans les temps à venir.</text:p>
      <text:p text:style-name="Standard"/>
      <text:p text:style-name="Standard">La jeune femme reprit la parole, ignorant royalement sa pitoyable tentative de négocier l'existence de sa dette. Elle semblait commencer à comprendre qu'il allait être extrêmement difficile pour elle de mettre la main sur l'argent qu'Edward leur avait fait perdre -ou plutôt ne leur avait pas fait gagner. Ce dernier se demanda l'espace d'un instant s'il allait s'en tirer ainsi, sauvé par sa pauvreté. Son regain d'espoir fut cependant de courte durée, puisque Alice enchaîna sans lui laisser le temps de préparer une ligne de défense -qu'il était de toute façon trop intimidé pour imaginer. Mais Edward ne songea pas vraiment à s'en plaindre. La nouvelle proposition de l'héritière Nightray le fit se redresser d'un coup sur sa chaise.</text:p>
      <text:p text:style-name="Standard"/>
      <text:p text:style-name="Standard">Ce renouveau d'attention pouvait paraître un chouïa excessif, je vous l'accorde, surtout étant donné qu'il suivait une proposition de marché où il se faisait clairement exploiter gratos pour une multinationale. Cependant aux yeux d'Edward, cette nouvelle offre avait pour elle quelque chose de plus important que sa valeur intrinsèque : l'équilibre. S'il avait beaucoup de mal à concevoir qu'il devait de l'argent à cette entreprise, le garçon ne pouvait nier qu'il avait bel et bien fait fuir un client, que l'on pense que c'était de sa faute ou non. Par conséquent, un marché de la sorte lui convenait parfaitement. Un artiste de perdu, un de retrouvé. Ce simple énoncé respectait sa fameuse balance de l'univers, son équilibre cosmique.</text:p>
      <text:p text:style-name="Standard"/>
      <text:p text:style-name="Standard">Tandis qu'il se perdait dans ses considérations autistiques, Alice ajouta une phrase dont il n'écouta pas le moindre mot avant de gribouiller quelque chose sur un bout de papier et de le lui tendre après s'être légèrement rapprochée. C'était son numéro de téléphone. Edward tendit la main pour l'attraper mais arrêta son geste en chemin, pris d'un doute. Son regard émeraude se planta dans celui de sa négociatrice et il resta ainsi, le bras dans le vide, pendant quelques instants. S'il prenait ce bout de papier, il n'y avait plus aucun moyen de revenir en arrière. Si ce marché comprenait un piège, une entourloupe qu'il n'avait pas perçue, il serait trop tard pour s'en protéger.</text:p>
      <text:p text:style-name="Standard"/>
      <text:p text:style-name="Standard">Était-ce bien raisonnable de jouer au jeu de ces requins, dans leur propre cour ? Un sourire étira les lèvres de l'étudiant en droit alors qu'il se penchait pour prendre le morceau de papier des mains d'Alice sans dire un mot. Avec un énoncé pareil, il était bien incapable de refuser, raisonnable ou non. Edward plia le numéro de téléphone et le rangea dans la poche intérieure de sa veste, sa chevelure d'or s'agitant au rythme de ses mouvements. Il ne restait plus qu'un détail à régler...</text:p>
      <text:p text:style-name="Standard"/>
      <text:p text:style-name="Standard">-Ahem... Dites-moi... Où et comment on découvre des chanteurs, au juste ?</text:p>
      <text:p text:style-name="P1">A peine Edward avait saisi le minuscule bout de papier, Alice faisait déjà un pas vers la sortie du bureau. Elle n'avait visiblement pas beaucoup plus envie que lui de continuer cette conversation. Cela se comprenait. De son point de vue, l'incident était probablement réglé. Si elle n'avait pas obtenu une compensation financière comme elle l'espérait au départ, la jeune femme avait au moins trouvé un moyen d'annuler la perte que sa compagnie avait subie. Les deux partis de l'accord étaient satisfaits, même si dans les faits l'un d'entre deux était clairement perdant. En effet, Edward allait devoir travailler pour les Nightray gratuitement, et ce alors qu'il n'avait rien reçu en contrepartie -si ce n'était de ne pas être plus ennuyé que ça par une entreprise qui l'aurait sûrement dépouillé si elle en avait eu envie, ses moyens dépassant largement ceux du blondin qui dans une confrontation juridique n'aurait pas la moindre chance de gagner. Encore un déséquilibre auquel il faudrait remédier...</text:p>
      <text:p text:style-name="Standard"/>
      <text:p text:style-name="Standard">Tout en suivant le fil de ses pensées, le blondin observa Alice s'éloigner vers la porte. Allait-elle ignorer sa question et le laisser se débrouiller pour accomplir sa mission ? La jeune femme n'avait pas été tendre avec lui depuis qu'elle lui était tombée dessus un peu plus tôt dans la journée mais ça, c'était vraiment un coup bas. Et c'était pas du jeu. Comment était-il censé s'en sortir si on ne lui donnait pas les billes ? Alors qu'Edward s'apprêtait à protester, la demoiselle à la chevelure châtain se retourna finalement pour lui répondre. C'était à se demander si elle n'aimait pas jouer avec ses nerfs, comme si elle voulait lui montrer en permanence que c'était elle qui était aux commandes et qu'elle pouvait lui pourrir la vie aussi simplement que cela. Ou alors peut-être que l'adolescent commençait à un peu trop se sentir persécuté.</text:p>
      <text:p text:style-name="Standard"/>
      <text:p text:style-name="Standard">Toujours était-il que la réponse qui lui fut donnée effaça aussi sec le sourire qui était apparu fugacement sur son visage. C'était ce qu'il craignait. Les bars et les clubs n'étaient clairement pas dans la liste des lieux qu'il fréquentait souvent, et s'il devait commencer à y aller pour dénicher des futurs talents, cela risquait de lui prendre un temps fou. La nouvelle ne l'enchantait guère, mais comme le disait le dicton : « c'est le jeu ma pauv' Lucette ! ». En se levant pour rejoindre Alice à la porte, Edward fit une moue d'enfant capricieux mais n'insista pas.</text:p>
      <text:p text:style-name="Standard"/>
      <text:p text:style-name="Standard">-Evidemment...</text:p>
      <text:p text:style-name="Standard"/>
      <text:p text:style-name="Standard">Alors qu'il s'apprêtait à sortir, Alice l'interpella à nouveau, pour se présenter cette fois-ci. L'espace d'un instant, le blondin resta interdit, ses yeux clignant un peu trop vite à plusieurs reprises. Bien évidemment. La manière dont elle se comportait avec lui depuis le début de leur entretien aurait dû lui mettre la puce à l'oreille. Ce n'était pas l'attitude d'une employée lambda, mais bien de quelqu'un qui était en charge. Le simple fait qu'elle ait passé un marché avec lui sans consulter qui que ce soit d'autre en était déjà la preuve. Toujours sans un geste, l'adolescent parvint à donner une réponse d'un air absent.</text:p>
      <text:p text:style-name="Standard"/>
      <text:p text:style-name="Standard">-Edward... Drawde.</text:p>
      <text:p text:style-name="Standard"/>
      <text:p text:style-name="Standard">Et puis, soudainement, Edward se remit à sourire. Il plissa les yeux d'un air malicieux et pencha légèrement la tête sur le côté. Après tout, ce n'était pas tous les jours qu'il rencontrait une personne aussi importante. </text:p>
      <text:p text:style-name="Standard"/>
      <text:p text:style-name="Standard">-Nightray, hein ? C'est vous la chef ici alors ?</text:p>
      <text:p text:style-name="P1">Alice ne tarda pas à répondre à son interrogation, lui indiquant qu'elle n'était pas encore la patronne de la Nightray Company mais que cela devrait arriver pas plus tard que cet été, le temps qu'elle obtienne son diplôme. Cette information impliquait deux choses. D'une part que la jeune femme travaillait d'ors et déjà alors même qu'elle était toujours à l'université, ce qui était assez impressionnant aux yeux d'Edward qui peinait déjà à suivre simplement ses cours. Jamais il n'aurait été capable d'avoir un travail à côté -même si au vu de leur arrangement, cela risquait malgré tout de se produire incessamment sous peu, encore moins un poste à responsabilités dans ce qui semblait être une grande entreprise. D'autre part, si elle n'était pas à la tête de la Nightray Company, cela signifiait qu'il y avait quelqu'un au dessus pour lui donner des ordres. Et étant donné son nom de famille, il n'y avait pas un million de possibilités... Alice confirma ses déductions en reprenant la parole, lui indiquant que le chef de famille était également celui de l'entreprise.</text:p>
      <text:p text:style-name="Standard"/>
      <text:p text:style-name="Standard">Continuant sur sa lancée, La demoiselle aux cheveux châtains enchaîna sur une nouvelle tirade insistant une nouvelle fois sur sa position et les moyens de pression dont elle disposait pour s'assurer que le garçon mènerait à bien sa mission, ou à défaut ne serait au moins pas un obstacle. Edward ne se départit pas de son petit sourire en coin mais ne répondit rien. Il commençait à connaître la chanson : il n'était rien et elle pouvait l'écraser d'un simple claquement de doigt. L'étudiant ne savait pas si elle avait deviné on ne sait trop comment qu'il souffrait de troubles de l'attention, en tout cas Alice avait bien compris que le meilleur (et le seul ?) moyen de faire rentrer quelque chose dans sa caboche était de le répéter inlassablement. Ça ou alors elle souffrait d'un grave complexe et avait l'insatiable besoin de prouver qu'elle avait du pouvoir, qu'elle était aux commandes. Le blondin hocha la tête en signe d'entendement puis sortit enfin du bureau.</text:p>
      <text:p text:style-name="Standard"/>
      <text:p text:style-name="Standard">Tout en reprenant le chemin qu'ils avaient fait pour arriver en sens inverse, Edward se perdit à nouveau dans ses pensées en <text:tab/>réfléchissant aux événements de cette journée. Lui qui appréciait la solitude en général, il était particulièrement sorti de sa zone de confort aujourd'hui. Malheureusement, ce n'était pas vraiment pour le mieux ; il s'était fait un ennemi -certainement pas le meilleur moyen d'entrer dans le showbiz, et se retrouvait dans le collimateur de l'une des plus grandes entreprises de la région, à devoir effectuer pour eux un job dont il n'avait aucune idée de la manière d'en venir à bout. Définitivement, ce qui devait être une simple promenade au centre-ville s'était transformé en une véritable catastrophe pour notre blondin, mais celui-ci ne semblait pas plus inquiet que cela. Et pour cause, il savait que selon l'équilibre de la vie cela signifiait que quelque chose de bien devrait lui arriver incessamment sous peu... Comme un gigantesque bras d'honneur de l'univers, l'homme qu'il heurta de plein fouet, trop absorbé qu'il était par ses songes, ne semblait pas être de cet avis.</text:p>
      <text:p text:style-name="Standard"/>
      <text:p text:style-name="Standard">-Oh, désolé.</text:p>
      <text:p text:style-name="Standard"/>
      <text:p text:style-name="Standard">-Oh ! Tout va bien Mr Nightray ?</text:p>
      <text:p text:style-name="Standard"/>
      <text:p text:style-name="Standard">La voix haut perchée de la réceptionniste, qu'il avait déjà entendue un peu plus tôt lorsqu'il était entré dans ce bâtiment, eut l'effet d'un coup de massue sur Edward. Le type dans lequel il venait de rentrer se retourna, un air furieux déformant ses traits alors qu'une superbe tâche de café<text:tab/>sublimait désormais sa chemise et une partie de sa cravate. Complètement hébété, l'adolescent écarquilla les yeux tandis que sa bouche se déformais dans un « O » majestueux.</text:p>
      <text:p text:style-name="Standard"/>
      <text:p text:style-name="Standard">-C'est pas vrai, pas encore...</text:p>
      <text:p text:style-name="P1">Complètement immobile, le visage comme figé dans une expression de stupeur, Edward paraissait <text:s/>tétanisé. Si son corps semblait incapable de bouger, son esprit lui tournait à toute allure. La voix fluette qu'il venait d'entendre avait fait « tilt » dans son cerveau en une fraction de seconde, pour son plus grand déplaisir. Nightray... Il faisait donc partie de la famille d'Alice. Et vu l'âge de l'homme qu'il venait de percuter, ce n'était probablement pas son frangin... La réaction de cette dernière ne fit que confirmer ses craintes. Même elle semblait avoir perdu tout l'aplomb avec lequel elle avait dirigé leur entretien jusqu'à présent et semblait désormais saisie d'un profond respect pour ce type.</text:p>
      <text:p text:style-name="Standard"/>
      <text:p text:style-name="Standard">Lorsque la jeune femme se glissa dans son dos pour lui intimer discrètement mais fermement de s'excuser platement, Edward fut parcouru d'un frisson tout le long de sa colonne vertébrale, accentuant encore - si c'était possible- son mal-être. L'ordre était sec, tranchant, et ne souffrait d'aucune contestation possible. Toujours dans un état second, le blondin mit un certain temps à réagir aussi Alice prit les devants et après s'être légèrement inclinée, elle s'excusa pour le désagrément auprès de celui qui devait être son père. Elle en profita pour accabler un peu plus l'étudiant, qui n'avait vraiment pas besoin de ça.</text:p>
      <text:p text:style-name="Standard"/>
      <text:p text:style-name="Standard">En découvrant -aussi succinctement que cette courbette et ces excuses le lui permettaient- le type de relation que le chef de la famille Nightray entretenait avec sa fille, Edward n'en revint pas. Il n'y avait aucune affection, aucun sentiment dans cet échange. Seulement une espèce de déférence presque dérangeante, comme si Alice était en train de parler avec son plus gros client. Ces deux-là semblaient avoir une relation purement formelle, basée uniquement sur des interactions professionnelles. Dans l'esprit du blondin, c'était à des années lumières de ce qu'il avait l'habitude de voir -et de vivre d'ailleurs et cela renforça le sentiment de peur qu'il ressentait à cet instant. Il sentit une goutte de sueur perler le long de sa nuque et ses mains étaient devenues moites. L'adolescent se rendit alors compte que les regards étaient braqués sur lui depuis plusieurs secondes maintenant. Il cligna alors plusieurs fois des yeux avant de secouer la tête comme s'il reprenait contact avec la réalité.</text:p>
      <text:p text:style-name="Standard"/>
      <text:p text:style-name="Standard">-Jesuidésolémsieur. Il s'éclaircit la gorge avant de reprendre. Veuillez excuser ma maladresse. Je... J'avais la tête ailleurs. Je vous rembourserai le pressing... Dès que j'aurai de quoi.</text:p>
      <text:p text:style-name="Standard"/>
      <text:p text:style-name="Standard">Edward avait l'air encore plus petit que d'habitude. A se confondre en excuses de la sorte, bredouillant et cherchant ses mots, on lui aurait peut-être donné encore deux ans de moins. En désespoir de cause, il lança un regard implorant à Alice, tout en sachant pertinemment qu'il n'avait aucune chance d'obtenir son aide dans une situation pareille. Cette fois-ci, c'était définitif. Cette journée tournait au cauchemar, et le blondin n'avait plus qu'une hâte : quitter cet endroit.</text:p>
      <text:p text:style-name="P1">Edward avait perdu tout ses moyens. Il reculait à une vitesse d'escargot en direction de la sortie du bâtiment, qui était devenue la seule chose à laquelle il était capable de penser. La crainte qui s'était incrustée sur son visage quelques instants plus tôt avait laissé place à une expression d'une neutralité presque effrayante tant elle était dénuée de sentiment. Son regard azuré était complètement perdu dans le vague, toujours dirigé par le père d'Alice mais sans vraiment le regarder pour autant. Il était assez déconcertant de voir l'effet que l'autorité naturelle qui émanait de ce dernier avait sur l'adolescent. Il était totalement sous son emprise, comme envoûté, et semblait agir de manière mécanique. C'était peut-être la première fois que le garçon rencontrait quelqu'un comme Cameron Nightray et son esprit déjà perturbé n'avait pas supporté le choc émotionnel. Le pire dans cette histoire, c'est que l'homme d'affaire n'avait pas encore prononcé le moindre mot. Mais les conséquences de sa bévue avec Alice avaient suffi à lui faire comprendre le genre de personnes à qui il avait affaire et le garçon n'avait clairement pas envie de se lancer dans une nouvelle confrontation.</text:p>
      <text:p text:style-name="Standard"/>
      <text:p text:style-name="Standard">Plus inspirée -ou peut-être simplement plus habituée- que lui par la situation, celle-ci prit les devants et l'empoigna par la manche pour le traîner vers la porte d'entrée. Edward remarqua que malgré l'assurance dont l'héritière de la Nightray semblait faire preuve, son regard marron trahissait une inquiétude que le blondin ne lui avait pas encore vue. Mais au moins, elle avait su garder ses nerfs, elle. La prise avec laquelle elle le tenait était ferme et sa voix aussi sèche que lorsqu'elle lui avait demandé de s'excuser. Assez étonnamment, l'étudiant trouva cela presque rassurant. Comme elle s'était auto désignée responsable de lui, si elle était capable de garder le contrôle de la situation de la sorte, le garçon n'aurait sûrement pas à subir le courroux de son paternel. Les deux jeunes gens sortirent finalement du bâtiment, Alice lâcha la manche d'Edward et celui-ci un soupir de soulagement (bim, zeugma). Il était cependant loin d'être tiré d'affaire, et le ton autoritaire avec lequel il se fit une fois encore maudire se chargea de le lui rappeler.</text:p>
      <text:p text:style-name="Standard"/>
      <text:p text:style-name="Standard">-Je... Désolé.</text:p>
      <text:p text:style-name="Standard"/>
      <text:p text:style-name="Standard">Pas la peine d'en dire plus. D'une part, argumenter ici ne ferait que prolonger son calvaire alors que c'était précisément ce qu'Edward était en train d'essayer d'éviter. Et d'autre part, il était de toute façon en tort et n'avait donc aucune raison de chercher à se défendre. Le garçon aux yeux bleus remarqua qu'Alice avait commencé à le tutoyer, alors qu'elle avait employé le vouvoiement jusqu'à présent. Etait-ce un bon signe ? Sans doute pas, mais cela fit réaliser quelque chose à Edward.</text:p>
      <text:p text:style-name="Standard"/>
      <text:p text:style-name="Standard">-C'était votre père ? Vous le vouvoyez ?</text:p>
      <text:p text:style-name="P1">Edward avait posé sa question de manière sincère. Il semblait avait recouvré une partie de ses capacités intellectuelles et physiques même si on pouvait toujours observer un léger tremblement de ses mains, résultat du choc qu'il venait de subir. Son visage avait repris un semblant de couleurs et ses yeux pétillaient d'une lueur qu'Alice ne lui avait probablement jamais vue. Il était assez surprenant de voir avec quelle rapidité il était passé d'enfant terrorisé à jeune adulte intéressé. C'était dans sa nature de passer du coq à l'âne sans transition apparente. C'était même peut-être sa marque de fabrique. C'est donc avec une pointe de curiosité dans la voix que le blondin avait questionné Alice sur sa relation avec son père.</text:p>
      <text:p text:style-name="Standard"/>
      <text:p text:style-name="Standard">La réponse de la concernée le mit cependant un peu mal à l'aise. Il était clair que les rapports qu'elle avait avec son paternel n'étaient pas vraiment ceux que l'on pouvaient attendre entre un père et sa fille et pour un esprit aussi peu habitué à la nouveauté que celui d'Edward c'était difficile à comprendre. Une relation patron/employé au sein de la même famille était si étrange à ses yeux, d'autant plus que ses parents ne lui auraient jamais confié de responsabilités aussi grandes que celle que semblait devoir gérer Alice aujourd'hui. Mais peut-être que ce qui le dérangeait le plus dans tout ceci, c'était le dégagement avec lequel celle-ci lui racontait tout ça. Elle semblait trouver tout ceci normal et le ton de sa voix était aussi neutre que si elle était en train de lui déverser des platitudes sur la pluie et le beau temps. Edward se demanda si la jeune femme n'éprouvait réellement aucun ressenti à ce sujet ou si elle faisait simplement preuve d'un professionnalisme à toute épreuve et cachait ses sentiments.</text:p>
      <text:p text:style-name="Standard"/>
      <text:p text:style-name="Standard">L'étudiant se garda bien cependant d'essayer d'en savoir plus. Il avait fait assez de bévues pour la journée et insister sur un sujet qui pouvait potentiellement s'avérer blessant en aurait été une de plus. Comme quoi malgré le désastre qu'avait été cette journée, elle avait au moins eu le mérite d'inculquer un ersatz de retenue à notre garçon. C'était encore une fois un coup de ce grand équilibre qui lui était si cher : un mal pour un bien. Souriant à cette pensée, Edward hocha la tête en signe de gratitude lorsqu'Alice lui annonça qu'il n'aurait rien à craindre du grand chef de la Nightray Company.</text:p>
      <text:p text:style-name="Standard"/>
      <text:p text:style-name="Standard">-Tant mieux. Je ne vais pas vous mentir mais j'étais pas loin de me liquéfier là dedans. Il pointa du menton l'intérieur du bâtiment. Ça aurait sûrement chauffé pour moi sans votre intervention.</text:p>
      <text:p text:style-name="Standard"/>
      <text:p text:style-name="Standard">Après ces remerciements maladroitement dissimulés sous couvert d'une familiarité tout nouvelle, le garçon détourna le visage, son regard azuré semblant à nouveau se perdre dans les nuages. Il n'allait pas tarder à tirer sa révérence, et honnêtement ce n'était pas trop tôt. Une légère brise vint soulever une mèche de sa tignasse désordonnée mais son esprit était déjà ailleurs. Il avait ce même air perdu dans ses pensées qu'un peu plus tôt durant leur entretien, air qui semblait avait apaisé ses traits qui avaient été jusqu'alors extrêmement tirés. Edward semblait avoir complètement oublié la présence d'Alice, en tout cas jusqu'à ce qu'il se tourne à nouveau vers elle, un peu moins d'une minute plus tard peut-être.</text:p>
      <text:p text:style-name="Standard"/>
      <text:p text:style-name="Standard">-</text:p>
      <text:p text:style-name="P1">Edward écouta d'une oreille distraite la réponse d'Alice à sa demande concernant le genre de clients avec lesquels la Nightray Company traitait. Il avait posé la question à voix haute, mais la vérité était que le garçon se parlait plus à lui-même, qu'elle était juste issue du fil de ses pensées qu'il peinait à contrôler. Le blondin se doutait bien que chaque artiste avait son propre caractère et son propre style -et heureusement d'ailleurs. Il voulait simplement être sûr qu'il n'était pas contraint de traiter avec un autre GaBrun, ce que la jeune femme lui confirma. Le nombre de questions qu'il avait en tête commençait à s'amenuiser, signe qu'il était temps de mettre les voiles. Edward n'avait aucune envie de s'attarder ici et préférait largement se lancer dans sa toute nouvelle mission en solo. Il avait détourné son regard d'Alice et fixait maintenant le vide de la rue qu'il s'apprêtait à emprunter.</text:p>
      <text:p text:style-name="Standard"/>
      <text:p text:style-name="Standard">-Je vois le genre. J'essayerai d'en trouver un sympa, histoire que ce genre de situation ne se reproduise pas. Sur ce Mademoiselle Nightray, si vous voulez bien m'excuser j'ai un talent à dégoter.</text:p>
      <text:p text:style-name="Standard"/>
      <text:p text:style-name="Standard">Sans rien ajouter, le garçon se mit à marcher en direction de... quelque part, imitant un salut militaire sarcastique en direction d'Alice dans son dos. Il n'avait fait que quelques pas à peine que celle-ci l'interpella une dernière fois. Edward s'arrêta, un vague sourire flottant sur le visage alors qu'un nouveau coup de vent venait soulever l'une de ses mèches rebelles, sans pour autant se tourner pour lui faire face. Un coup de pouce, hein ? Comme c'était ironique de la part de celle qui l'avait mis dans cette situation au départ. Ceci dit, la proposition pourrait s'avérer intéressante, en fonction de ce qu'elle avait à proposer. Malgré l'air sévère et intransigeante qu'elle se donnait, Alice semblait être au fond une personne plus sensible qu'elle essayait de le faire croire.</text:p>
      <text:p text:style-name="Standard"/>
      <text:p text:style-name="Standard">-Je ne sais déjà pas si je dois vous remercier pour cette opportunité ou vous maudire pour avoir gâché ma journée, et probablement les soirées de tous mes prochains week-end. Alors on verra en temps voulu pour la suite. Il faudrait déjà que je mène ma mission à bien...</text:p>
      <text:p text:style-name="Standard"/>
      <text:p text:style-name="Standard">Il n'y avait pas vraiment de ressentiment dans sa voix. Au contraire, elle était presque amusée. Sa journée avait certes pris une tournure désagréable, mais le garçon avait compris que cela aurait pu être bien pire s'il avait dû faire affaire avec quelqu'un d'autre qu'Alice. Comme par exemple -il fut parcouru d'un frisson- son père. Et puis qui sait, peut-être que cette mission aurait des effets bénéfiques sur sa vie. Rien n'était impossible... Ed' se remit à marcher en silence, léger comme si un énorme poids venait de quitter ses épaules. Oui, cela aurait pu être bien pire...</text:p>
      <text:p text:style-name="P1">La pluie tombait drue sur Palema. On pouvait entendre l'orage gronder au loin à travers les vitres mal isolées du Commissariat. Celui-ci fourmillait d'activité, les agents de police s'agitant comme à leur habitude dans tous les sens malgré l'heure tardive, au rythme des touches de clavier qu'on actionnait et des sonneries de portable qui résonnaient. Tout le monde était en mouvement, les nuits en ville n'étaient jamais calmes, et la météo peu clémente ne faisait rien pour aider. Assis seul à une table au milieu d'un box, un jeune garçon à l'air misérable jurait dans cette atmosphère électrique. Sa chevelure d'or mi-longue était trempée et on lui avait posé une couverture sur les épaules. Malgré la tasse de café bien chaude au creux de ses mains, on pouvait clairement voir ces dernières trembler. Mais en dépit des frissons de froid qui le parcouraient de temps à autre, l'expression sur son visage était d'une parfaite neutralité. L'adolescent semblait parfaitement insensible à l'agitation autour de lui.</text:p>
      <text:p text:style-name="Standard"/>
      <text:p text:style-name="Standard">Il était arrivé quelques heures plus tôt au commissariat, et la nouvelle s'était répandue comme une traînée de poudre. Ce garçon aux yeux verts était rentré de la fac en début de soirée pour tomber sur le corps sans vie de ses deux parents au beau milieu de la cuisine de la maison familiale, dans une petite ville en banlieue. Les premières conclusions -incertaines- faisaient état d'un double suicide, rendant la chose encore plus atroce, même si rien n'avait encore été confirmé. Faire face au décès d'un proche était déjà une épreuve difficile à surmonter, mais le suicide avait cette dimension culpabilisante pour en rajouter une couche. Toujours était-il qu'une chose était certaine : personne au commissariat n'aurait échangé sa place avec ce garçon aux cheveux blonds pour rien au monde.</text:p>
      <text:p text:style-name="Standard"/>
      <text:p text:style-name="Standard">Le chaos qui régnait dans l'esprit d'Edward à ce moment précis n'avait d'égal que l'expression de calme qu'il renvoyait de l'extérieur. Des sentiments contradictoires se bousculaient dans son cerveau sans qu'il ne puisse appliquer le moindre filtre ou exercer le moindre contrôle dessus. Son monde s'était écroulé ce soir et l'adolescent était totalement incapable de savoir comment il était censé réagir à cet événement. Il y avait évidemment de la tristesse, de l'incompréhension aussi mais surtout un énorme sentiment de vide inexplicable. C'était comme s'il était un peu mort à l'intérieur de lui-même. Les yeux perdus dans le vide, ses deux mains entourant la tasse fumante, il semblait complètement déconnecté de la réalité, absent. Lorsqu'un inspecteur vint s'asseoir en face de lui, lui aussi en possession d'un café, le blondin ne fit même pas semblant de réagir. Ses yeux émeraudes fixant l'espace devant lui comme s'ils traversaient le policier sans le voir. </text:p>
      <text:p text:style-name="Standard"/>
      <text:p text:style-name="Standard">Celui-ci avait un air solennel sur le visage. C'était son boulot de devoir gérer ce genre d'affaire. Il fallait faire preuve de professionnalisme, pour autant il était difficile de faire abstraction de sa compassion, surtout dans un cas comme celui-ci. Le silence resta maître de la pièce l'espace de quelques secondes, uniquement brisé par le bruit des gouttes d'eau qui venaient s'écraser contre la vitre, jusqu'à ce que, après un petit soupir l'inspecteur prenne la parole.</text:p>
      <text:p text:style-name="Standard"/>
      <text:p text:style-name="Standard">-Écoute bonhomme, je sais que c'est dur, mais ça fait plus de cinq heures que tu es ici et tu n'as toujours pas décroché un mot. A part ton nom, on ne sait toujours rien.</text:p>
      <text:p text:style-name="Standard"/>
      <text:p text:style-name="Standard">Le silence d'Edward le fit pousser un nouveau soupir. </text:p>
      <text:p text:style-name="Standard"/>
      <text:p text:style-name="Standard">-On ne peut pas te garder ici ce soir. Il va falloir que tu trouves un endroit où dormir pour la nuit. Tu as de la famille à Palema ? Des amis, quelque chose ?</text:p>
      <text:p text:style-name="Standard"/>
      <text:p text:style-name="Standard">L'inspecteur avait visiblement comprit qu'il ne pourrait rien en tirer ce soir. Autant le renvoyer se reposer et reprendre les questions demain. Vu l'étant dans lequel le gamin était, ils n'avanceraient pas plus pour l'instant. Après un moment de silence, Edward hocha simplement négativement la tête sans un mot. Même s'il n'avait pas vraiment les pensées claires, c'était pour le coup la vérité. Le couple était la seule partie de la famille Drawde ayant élu domicile dans la région. Quant aux amis d'Edward, il ne s'était jamais lié suffisamment à personne pour espérer demander l'hospitalité. Le <text:soft-page-break/>policier se massa les tempes avec ses doigts. Allez, patience, cet ado était en état de choc.</text:p>
      <text:p text:style-name="Standard"/>
      <text:p text:style-name="Standard">-Allons, il doit forcément y avoir quelqu'un...</text:p>
      <text:p text:style-name="Standard"/>
      <text:p text:style-name="Standard">Edward s'apprêtait à nier à nouveau, mais s'arrêta alors qu'une idée germait dans sa tête. Peut-être que... Les chances que cela fonctionne étaient extrêmement minces, mais pour être franc, c'était probablement les seules qu'il avait. Avec des gestes extrêmement précautionneux, le blondin plongea une main dans sa veste pour en sortir son portefeuille, duquel il extirpa la carte d'Alice Nightray qu'il avait toujours sur lui depuis qu'il travaillait pour elle. Sans rien ajouter, il la tendit à l'inspecteur qui s'en saisit avec suspicion.</text:p>
      <text:p text:style-name="Standard"/>
      <text:p text:style-name="Standard">-Qu'est-ce que c'est ? Oh... la Nightray Company, voyez-vous cela... Vous voulez que je l'appelle ?</text:p>
      <text:p text:style-name="Standard"/>
      <text:p text:style-name="Standard">Edward acquiesça d'un petit signe de tête et l'inspecteur sortit de la salle pour appeler le numéro indiqué sur la carte de visite. Après quelques sonneries une voix féminine décrocha. L'agent essaya de choisir ses mots avec soin.</text:p>
      <text:p text:style-name="Standard"/>
      <text:p text:style-name="Standard">-Mlle Nightray ? Ici l'inspecteur Duncan du commissariat de Palema. Je suis avec le garçon dénommé Edward... Drawde. Ses parents ont été victimes d'un accident et il m'a donné votre numéro pour que je vous demande de l'héberger ce soir. Pensez-vous que c'est possible ? Si vous acceptez, il faudrait que vous veniez le chercher ici. Je vous expliquerai plus en détail une fois sur place, c'est un peu...délicat à faire au téléphone.</text:p>
      <text:p text:style-name="P1">A son arrivée au commissariat, Alice fut accueillie par l'inspecteur Duncan, celui-là même qu'elle avait eu au téléphone quelques minutes plus tôt. Il s'excusa platement de l'avoir dérangée à une heure aussi absurde et lui proposa une boisson, portant lui-même toujours sa tasse à la main. Puis il l'amena derrière le miroir sans teint qui donnait sur la pièce dans laquelle se trouvait Edward. Son expression se teinta d'un soulagement non dissimulé lorsque l'héritière de la Nightray Company reconnut le garçon. Il n'était pas loin de jeter l'éponge tant celui-ci avait été peu coopératif, aussi c'était déjà un sacré progrès. Son visage reprit cependant bien rapidement un air grave alors qu'il reprenait ses explications comme promis.</text:p>
      <text:p text:style-name="Standard"/>
      <text:p text:style-name="Standard">-Ses deux parents ont été retrouvés morts en début de soirée à leur domicile. Je ne peux pas vraiment rentrer dans les détails, mais il s'agirait sûrement d'un double suicide. Sale histoire. Le gamin disait avoir nulle part où dormir cette nuit, et on peut pas décemment le renvoyer chez lui. De toute façon tout est sous scellés... Finalement il nous a donné votre numéro pour qu'on vous appelle. Vous le connaissez bien ? Il a pourtant pas une tête à fréquenter le showbiz...</text:p>
      <text:p text:style-name="Standard"/>
      <text:p text:style-name="Standard">« Il a plutôt une tronche à vivre sous un pont » faillit-il ajouter. Mais cela n'aurait pas été sage et plutôt méchant aussi il le garda pour lui. Il n'avait pas pris de gants pour son discours mais au moins ils ne tourneraient pas indéfiniment autour du pot. Sa petite explication terminée, l'inspecteur s'avança en direction de la porte de la salle d'interrogatoire pour annoncer à Edward l'arrivée d'Alice. Juste avant de l'ouvrir, il sembla pris d'un doute. L'homme resta un moment sans bouger, la main sur la poignée avant de se retourner en direction de la Nephil. Sa voix était un peu plus hésitante qu'à l'accoutumée.</text:p>
      <text:p text:style-name="Standard"/>
      <text:p text:style-name="Standard">-Au fait, je préfère vous prévenir... C'est lui qui a découvert les corps. Je sais pas trop comment il est d'habitude mais là, c'est un vrai zombie. Il a pas décroché un mot depuis des heures et franchement... enfin bref vous verrez par vous-même.</text:p>
      <text:p text:style-name="Standard"/>
      <text:p text:style-name="Standard">Après ce dernier avertissement, Duncan ouvrit la porte et invita Alice à entrer. En la voyant pénétrer dans le box, le visage d'Edward fut animé pour la première fois depuis son arrivée d'un semblant d'émotion. C'était certes faible, mais une étincelle de surprise s'alluma pendant une fraction de seconde au fond de ses yeux inertes. Le garçon était réellement étonné de la voir ici. En réalité, il avait donné son numéro à l'inspecteur en désespoir de cause, mais ne s'attendait pas vraiment à la voir débarquer au commissariat -il ne savait pas qu'Alice n'avait en fait aucune idée de qui il était avant de le voir en personne. Toujours emmitouflé dans sa couverture, il cligna plusieurs fois des yeux, la tête rentrée dans les épaules.</text:p>
      <text:p text:style-name="Standard"/>
      <text:p text:style-name="Standard">-Mlle Nightray... ?</text:p>
      <text:p text:style-name="Standard"/>
      <text:p text:style-name="Standard">Duncan tua le moment de gêne qui allait suivre dans l’œuf en reprenant la parole.</text:p>
      <text:p text:style-name="Standard"/>
      <text:p text:style-name="Standard">-Eh bien, il parle, ce gosse ! Vous avez fait mieux en quelques secondes que nous en plusieurs heures... Alors, vous voulez bien prendre la suite ? T'façon à cette heure-ci, c'est soit ça, soit il passe la nuit en cellule de dégrisement. Y a de la place nulle part ailleurs et comme on aura encore des questions pour lui, il faut qu'on sache où il est...</text:p>
      <text:p text:style-name="P1">Alice congédia l'inspecteur avec une autorité dissimulée derrière une douceur apparente comme elle savait si bien le faire avant de venir s'installer en face d'Edward. Celui-ci n'avait ni bougé, ni parlé depuis qu'elle était arrivée, et son visage avait repris l'expression de neutralité qu'il avait avant son apparition. L'atmosphère était plus qu'étrange. Le garçon paraissait perdu dans une autre dimension, chose dont il était coutumier, mais contrairement à d'habitude ce n'était pas son petit monde d'autiste qui le faisait s'évader. Cette fois-ci, ce n'était pas le trouble du déficit de l'attention dont il était victime qui faisait office -même s'il avait tout de même une part de responsabilité dans cette affaire. C'était volontaire. L'adolescent s'était fermé à toute intervention extérieure, il cherchait à enfouir au plus profond de lui la foule de sentiments qui l'oppressait et n'avait pas trouvé d'autre moyen.</text:p>
      <text:p text:style-name="Standard"/>
      <text:p text:style-name="Standard">Malgré tout, et bien qu'il n'en ait rien montré de visible, Edward avait ressenti une pointe de soulagement lorsqu'Alice avait annoncé qu'elle comptait s'occuper de lui. Cette réaction était pour le moins étrange, les deux jeunes gens n'étaient pas vraiment si proches que cela. Mais le simple fait de savoir qu'il n'était après tout pas seul dans ce monde l'avait délesté d'un poids qui pesait sur ses épaules. La jeune femme, à l'inverse de lui, semblait vouloir établir le contact. C'était également un comportement inhabituel de sa part. Lors de leur rencontre il y avait quelques temps, elle s'était montrée relativement froid et distante avec lui alors qu'elle paraissait avenante et compréhensive à son égard. Elle lâcha même une petite plaisanterie qui tira un sourire sans joie fugace au blondin.</text:p>
      <text:p text:style-name="Standard"/>
      <text:p text:style-name="Standard">Son ton rassurant et maternel ne put cependant rien faire lorsqu'elle lui demanda ensuite s'il voulait parler de ce qu'il s'était passé. Un nœud se forma instantanément dans le ventre et la gorge d'Edward alors que les souvenirs refaisaient surface. S'il y avait bien une chose qu'il n'avait pas envie de faire, c'était en parler. Au grand dam de tous les inspecteurs qui avaient essayé de l'interroger ce soir d'ailleurs. Non seulement c'était encore trop frais dans son esprit, la vision du sang et de la scène macabre dans sa tête provoquant en lui un malaise profond, mais il y avait aussi cette incompréhension, cette absence de sens dans cet acte qui le laissait pantois. Le silence s'installa entre eux alors qu'Edward tentait de briser le mur qui s'était érigé dans sa tête. Il y parvint partiellement après plusieurs secondes, devant pour cela éviter de manière honteuse le sujet.</text:p>
      <text:p text:style-name="Standard"/>
      <text:p text:style-name="Standard">-Je suis désolé de vous avoir dérangée à cette heure-ci...</text:p>
      <text:p text:style-name="Standard"/>
      <text:p text:style-name="Standard">Sa voix mourut au fond de sa gorge comme elle était venue. Son timbre tremblant était plus parlant que son faciès inexpressif, exprimant la crainte et le désespoir qu'il ressentait vraiment. Répondre à côté de la plaque comme il venait de le faire était encore une de ses habitudes, mais si d'ordinaire elle était sujette à l'exaspération ou à l'amusement, cette fois-ci elle trahissait sa détresse. Cependant, l'esprit embrouillé d'Edward lui intima tout de même de faire un effort. Alice avait raison. Elle avait effectivement fait un long trajet pour venir ici et même si sa volonté de parler de ce sujet délicat pouvait paraître étrange voire déplacée, elle avait répondu présent à son appel à l'aide alors que rien ne l'y obligeait. La jeune femme méritait donc qu'il lui rende la pareille malgré le pincement que le blondin ressentait au niveau du cœur rien qu'à l'idée d'aborder ce point.</text:p>
      <text:p text:style-name="Standard"/>
      <text:p text:style-name="Standard">-Je... Je n'y comprends rien. Ca n'a pas de sens. Qu'est-ce qu'il m'arrive ?</text:p>
      <text:p text:style-name="Standard"/>
      <text:p text:style-name="Standard">Edward était-il en train de perdre pied, déboussolé comme il l'était par les récents événements ?</text:p>
      <text:p text:style-name="P1">Le visage d'Edward commençait à se faire plus expressif. Était-ce cependant une bonne chose, étant donné les émotions que l'on devinait sur ses traits tirés ? Le garçon semblait totalement égaré, largement dépassé par les événements qui lui étaient tombés dessus sans crier gare. Pour l'instant l'ahurissement prenait le pas sur la tristesse, mais il arriverait un moment où ses nerfs craqueraient. La fatigue d'une nuit bien trop longue commençait déjà à s'apercevoir sur son faciès émacié. Il avait les yeux hagards et le regard perdu dans le vide. Regard qu'il baissa lorsqu'Alice se mit à parler à son tour, sa remarque le confrontant abruptement à la réalité. Trop vite ? C'était un euphémisme. Rien ne l'avait préparé à ce qu'une chose pareille ne se produise et maintenant il encaissait. Mal.</text:p>
      <text:p text:style-name="Standard"/>
      <text:p text:style-name="Standard">-C'est... dur.</text:p>
      <text:p text:style-name="Standard"/>
      <text:p text:style-name="Standard">Malgré la difficulté de la chose, sa langue commençait à se délier. Sans qu'il ne se l'explique vraiment, Alice lui donnait envie de se confier. L'adolescent réalisa alors la véritable raison de la confiance qu'il lui portait sans raison apparente : lorsqu'elle agissait avec cette gentillesse, la Nephil lui rappelait Tyrande, son ancienne tutrice, dernière personne avec laquelle il avait vraiment été proche. L'espace d'un instant, Edward quitta cet horrible commissariat pour s'évader avec la jeune femme, durant l'une de leurs leçons. Elle avait été la seule à réussir à l'intéresser à l'apprentissage et avait su comment le prendre pour canaliser son attention. Où était-elle à présent ? Que faisait-elle ? Est-ce que quelqu'un pourrait la prévenir ? Son oasis de pensées prit fin alors qu'Alice reprenait la parole. Le regard du blondin se redressa lorsqu'il entendit sa confession et son cœur se serra à nouveau.</text:p>
      <text:p text:style-name="Standard"/>
      <text:p text:style-name="Standard">-Je suis désolé pour vous. Ça a dû être dur...</text:p>
      <text:p text:style-name="Standard"/>
      <text:p text:style-name="Standard">Voilà qu'il se mettait lui à essayer de la réconforter. Si cela pouvait lui permettre d'oublier un peu plus longtemps ses problèmes, tout était bon à prendre. Ceci dit, cette déclaration de la part de l'héritière montrait qu'elle lui faisait elle aussi au moins un minimum confiance. Et cela renforçait sa propre impression qu'il pouvait se fier à elle. Aussi lorsqu'Alice lui posa une question sur sa situation familiale avant le drame, Edward consentit sans trop de difficultés à lui répondre. Vu comme il avait réagi jusqu'à présent cela tenait du miracle qu'il puisse s'exprimer aussi facilement alors il valait mieux en profiter. Il y avait des chances que lorsqu'il aurait retrouvé une stabilité émotionnelle le blondin soit trop abattu par la tristesse pour en faire autant. Sa voix était toujours faible mais il hésitait moins lorsqu'il reprit la parole.</text:p>
      <text:p text:style-name="Standard"/>
      <text:p text:style-name="Standard">-Non... En tout cas aucun qui ne pourrait justifier... ça. Évidemment, je ne vais pas mentir, tout n'était pas parfait. Dans l'ensemble nous étions heureux... enfin je le croyais. Mais j'ai... j'ai une maladie qui leur demander du temps et de la patience. </text:p>
      <text:p text:style-name="Standard"/>
      <text:p text:style-name="Standard">Allez, tant qu'à faire, autant profiter de la lancée pour vider son sac. Cet aveu sortait vraiment de nulle part, mais un horrible doute venait de faire son apparition dans le cerveau du garçon. Il se mit à tapoter de manière stressante du pied alors que ses mains s'agitaient d'un léger tremblement.</text:p>
      <text:p text:style-name="Standard"/>
      <text:p text:style-name="Standard">-Vous croyez que c'est de ma faute ?</text:p>
      <text:p text:style-name="P1">Alice posa une main sur celle d'Edward, provoquant un frisson de surprise chez le garçon qui ne s'attendait pas à un geste aussi familier. Il faillit avoir un mouvement de recul, mais le retint en constatant que ses tremblements avaient cessé au moment du contact, comme s'il s'était apaisé d'un seul coup. Alors il resta parfaitement immobile, les yeux posés sur leurs mains en écoutant ce qu'elle avait à lui répondre. La jeune femme parvint à lui arracher un nouveau sourire en remarquant qu'il n'avait pas l'air en plein milieu d'une crise d'adolescence incontrôlable. Il était vrai que contrairement à d'autres adolescents de son âge, Edward était plutôt facile à vivre. Cela n'avait pas toujours été le cas, son rejet systématique de l'école et de la vie en communauté avait par le passé posé des soucis à sa famille. Mais aujourd'hui le blondin parvenait plus ou moins à surpasser une partie de ses troubles.</text:p>
      <text:p text:style-name="Standard"/>
      <text:p text:style-name="Standard">-Ah bah ça... Je suis pas vraiment un dissident en puissance.</text:p>
      <text:p text:style-name="Standard"/>
      <text:p text:style-name="Standard">Il était sur le point d'ajouter quelque chose, mais se ravisa au dernière moment. Sa crise d'adolescence n'était pas ce à quoi Edward faisait référence lorsqu'il parlait de ce que cela coûtait à ses parents de s'occuper de lui. Le problème, c'était ses tocs et son trouble de l'attention qui provoquaient un déficit profond de l'autonomie chez lui. Mais ça, il n'y avait aucun moyen qu'Alice le devine -encore que cela pouvait s'avérer assez flagrant dans certains cas. Et même si son argumentaire était cohérent et valide, sa compréhension du cas d'Edward était trop faible et le doute qui l'avait assailli trop vicieux pour qu'elle ne puisse atteindre le garçon en profondeur. Il lui faudrait probablement des années maintenant pour se défaire de cette culpabilité montée de toute pièce, et tous les arguments du monde n'y changerait rien. Aussi discuter de cela plus longtemps n'apporterait sûrement rien et c'était pour cela qu'Edward n'insista pas et se contenta de hocher la tête comme si le raisonnement de la Nephil l'avait convaincu.</text:p>
      <text:p text:style-name="Standard"/>
      <text:p text:style-name="Standard">-Mais dans ce cas... Pourquoi alors ?</text:p>
      <text:p text:style-name="Standard"/>
      <text:p text:style-name="Standard">Le blondin ne s'attendait pas à ce qu'Alice lui donne une réponse. En fait il était même persuadé qu'elle n'en savait rien. Que personne n'en savait rien. Que -s'il s'agissait bien d'un suicide- il n'en connaîtrait jamais la véritable raison. Il était bien loin de s'imaginer qu'elle faisait en fait partie des rares personnes de cette ville à savoir la vérité. Ou en tout cas à pouvoir la découvrir. Aussi sa question s'adressait plus à lui-même qu'à l'héritière de la Nightray Production et il était persuadé de recevoir pour toute réponse « Je ne sais pas », « Dieu seul le sait » ou une connerie du genre. A ses yeux, il était la seule personne à avoir une chance de trouver la raison du mal-être de ses parents qui les avait poussés à cet acte désespéré. Mais pour cela, il faudrait être en capacité de suivre les progrès de l'enquête, et chercher de son côté également.</text:p>
      <text:p text:style-name="Standard"/>
      <text:p text:style-name="Standard">-Est-ce qu'on peut quitter cet horrible endroit ? Je suis vraiment désolé de m'imposer à vous comme ça...</text:p>
      <text:p text:style-name="Standard"/>
      <text:p text:style-name="Standard">Une maigre lueur d'espoir dans l'idée de trouver de quoi lui ôter le poids de cette culpabilité semblait avoir fait une apparition dans son cœur. Il allait devoir être prudent cependant car s'il avait effectivement une part de responsabilités dans tout ceci, la chute n'en serait que plus dure.</text:p>
      <text:p text:style-name="P1"><text:span text:style-name="T1">Je m'arrangerai pour te trouver une réponse.</text:span> </text:p>
      <text:p text:style-name="Standard"/>
      <text:p text:style-name="Standard">Trois jours. Il lui avait fallut trois jours pour sortir de sa torpeur. Trois jours durant lesquels Edward avait erré comme une âme en peine dans le penthouse de la famille Nightray. Il fallait dire qu'à l'exception de Cassandra, la gouvernante de l'endroit, il n'avait pas eu énormément de compagnie. Le garçon avait quitté le commissariat en compagnie d'Alice la fameuse nuit de la mort de ses parents, et celle-ci l'avait accompagné jusqu'à chez elle où il avait été reçu royalement par Cassandra, même s'il n'était pas vraiment d'humeur à apprécier le luxe et la qualité du service auquel il avait droit. Depuis, il avait à peine vu la Nephil. Et c'était compréhensible. Elle passait le plus clair de son temps à travailler, et lorsqu'elle rentrait tard le soir ils échangeaient à peine quelques mots. Pourtant cette phrase résonnait toujours dans l'esprit du blondin. Lui « trouver une réponse » ? Cela sonnait fort comme une promesse dans le vide. Alice avait l'air de penser que son statut social lui permettait d'obtenir tout ce qu'elle voulait. Mais parfois, avoir des relations ça ne suffisait pas. Edward doutait fortement qu'un cas comme celui-ci puisse être résolu aussi facilement.</text:p>
      <text:p text:style-name="Standard"/>
      <text:p text:style-name="Standard">Atteint d'une apathie profonde, le garçon était resté sur la même position qu'au commissariat : il refusait d'extérioriser ses sentiments et se cachait derrière un masque d'indifférence peu crédible. Aussi il avait passé ces quelques jours prostré, refusant pratiquement systématiquement la discussion. Connaissant son penchant prononcé pour l'inattention, il était facile pour notre blondin de prétendre se perdre dans ses pensées afin d'éviter le fameux sujet. Et même si à l'intérieur il ne pouvait songer à autre chose, Edward parvenait sans peine à prétendre ne pas être affecté plus que cela. Et puis, la veille au soir, il s'était dit qu'il était temps pour lui d'avancer. S'il voulait déterminer les véritables raisons du décès de ses parents, l'adolescent n'avait d'autre choix que de se confronter à la réalité. Sans compter qu'il avait largement assez profité de l'hospitalité d'Alice, qui l'avait hébergé alors que rien ne l'y obligeait. Alors il était venu la trouver, sa fausse expression de neutralité toujours ancrée sur son visage.</text:p>
      <text:p text:style-name="Standard"/>
      <text:p text:style-name="Standard">-Mlle Nightray... Je pense qu'il est temps pour moi de rentrer. Je crois qu'il y a des choses que... que je dois régler. Je vous remercie pour votre aide.</text:p>
      <text:p text:style-name="Standard"/>
      <text:p text:style-name="Standard">Même dans ses remerciements, Edward s'était montré presque distant, froid. Il n'avait clairement pas été le meilleur des compagnons ces derniers jours. Pour autant, et même s'il n'en montrait ni n'en disait rien, le garçon était véritablement reconnaissant envers Alice de toute l'aide qu'elle lui avait apportée. Et quand on connaît l'attrait pour l'équilibre du blondin, on pouvait se douter qu'il trouverait comment la remercier d'une manière ou d'une autre. Mais pour l'heure il avait d'autres chats à fouetter. Contre toute attente, la jeune femme lui proposa de l'accompagner à la demeure de ses parents, ce que le garçon accepta sans trop se poser de questions, prenant cela comme de la sollicitude. Il ne serait pas contre un support morale pour affronter cette épreuve. La décision était donc prise et les deux jeunes gens prirent donc la route le lendemain pour se rendre en banlieue dans la maison dans laquelle il avait vécu pendant toute son enfance. </text:p>
      <text:p text:style-name="Standard"/>
      <text:p text:style-name="Standard">Le premier choc auquel il dut faire face fut la confrontation avec le souvenir qu'il avait de la scène lors de cette fameuse soirée. Il se rappelait d'un chaos innommable, d'une agitation infinie tant mentalement que physiquement avec l'arrivée des pompiers, de la police et le bruit des sirènes qui résonnait encore dans son esprit. En comparaison, le pavillon paraissait affreusement calme en cet après-midi ensoleillé, alors que seule une équipe de la police scientifique occupait encore les lieux. Ce silence glaça presque le sang du garçon qui eut besoin de plusieurs minutes avant de se décider à bouger. Alors qu'il avançait en direction de l'entrée de la maison, un homme en costume l'arrêta juste devant une banderole « do not cross ». Avec un air absent, Edward sortit sa carte d'identité et ne marqua qu'un tout petit temps d'arrêt.</text:p>
      <text:p text:style-name="Standard"/>
      <text:p text:style-name="Standard">-J'habite ici. C'étaient mes parents. Et elle est avec moi.</text:p>
      <text:p text:style-name="Standard"><text:soft-page-break/>L'agent vérifia rapidement la carte puis s'effaça pour les laisser passer. En silence, Edward monta les marches du perron et poussa la porte d'entrée qui s'ouvrit sans un bruit, de manière presque trop lisse. Il semblait avoir oublié la présence d'Alice dans son dos, son attention entièrement portée sur le lieu. D'un pas lent, presque solennel, l'adolescent aux yeux émeraudes se dirigea vers la cuisine, là où tout avait commencé.</text:p>
      <text:p text:style-name="P2">Avec un soin tout précautionneux, presque religieux, Edward auscultait chaque recoin de la maison. Il avait finalement repoussé l'examen de la cuisine à plus tard, les souvenirs de sa macabre découverte refaisant surface de manière trop oppressante lorsqu'il s'en était approché. Sans compter la présence de la police scientifique encore en train de relever tout ce qui pourrait servir de pièce à conviction, dont l'activité aussi discrète fut elle paraissait affreusement envahissante aux yeux du blondin. Aussi il jeta son dévolu sur le salon, peut-être la pièce la plus fournie en terme de souvenirs familiaux et par conséquent la plus à même d'apporter des réponses à ses questions. Étant donné sa condition, il était probable que l'adolescent ait put passer à côté de détails de la vie de ses parents qui auraient pu lui mettre la puce à l'oreille. </text:p>
      <text:p text:style-name="Standard"/>
      <text:p text:style-name="Standard">Alice était pour l'instant sur ses talons, respectant son silence et le temps qu'il lui fallait pour obtenir les clés de ce mystère. Cependant à ce stade, Edward avait complètement occulté sa présence. Le garçon s'était enfermé dans une bulle comme son esprit en avait le secret, l'isolant totalement de l'extérieur, à tel point qu'il était pratiquement persuadé d'être seul. Aussi lorsque la jeune femme lui intima de ne pas bouger il ne réagit pas, ne répondant même pas, comme s'il ne l'avait pas entendue -ce qui n'était pas loin d'être la vérité. Ce n'est que quelques instants plus tard, alors qu'il reposait un cadre photo et se dirigeait en direction de la chambre de ses parents que le blondin fut ramené à la réalité par un bruit, réalisant alors qu'Alice ne le suivait plus et qu'elle avait disparu.</text:p>
      <text:p text:style-name="Standard"/>
      <text:p text:style-name="Standard">-Mlle Nightray ?</text:p>
      <text:p text:style-name="Standard"/>
      <text:p text:style-name="Standard">Le murmure se perdit entre les murs de la demeure Drawde, n'obtenant pour seule réponse que le grincement familier du parquet du couloir dans lequel il s'était arrêté. Edward comprit alors que le bruit qui l'avait tiré de sa rêverie provenait en fait probablement de l'étage. Sauf qu'il n'était censé y avoir personne à l'étage. A moins qu'Alice y soit allée sans qu'il ne s'en rende compte... Le blondin réitéra son appel dans la cage d'escaliers, sans plus de succès. Histoire d'en avoir le cœur net, il se décida à aller voir de ses propres yeux et enjamba les marches pour arriver sur le pallier. D'une main hésitante, Edward poussa la porte de sa chambre, pour s'apercevoir avec soulagement qu'elle était bel et bien vide... Jusqu'à ce qu'Alice se matérialise littéralement au beau milieu, un air vaguement essoufflée sur le visage. Celui de l'adolescent se fendit d'une expression complètement ahurie, ses lèvres s'écartant dans un majestueux « o » tandis que ses yeux s'écarquillaient au-delà du raisonnable. Ses paupières s'ouvrirent puis se fermèrent successivement à un rythme un peu trop élevé tandis qu'il cherchait un moyen d'exprimer son incompréhension.</text:p>
      <text:p text:style-name="Standard"/>
      <text:p text:style-name="Standard">-... ?</text:p>
      <text:p text:style-name="P1">Si Alice parut vaguement ennuyée de se faire surprendre par le garçon dans son... quelque soit ce dont il s'agissait, le sentiment qui se mit rapidement à dominer son visage fut le soulagement. Or le soulagement n'était clairement pas ce qu'Edward s'attendait à la voir exprimer, ce qui acheva de le perdre dans un flou artistique des plus total. Son corps et son esprit avaient de concert cessé de fonctionner et le garçon n'avait pas la moindre idée de comment il était censé agir, ni de ce qu'il était censé dire. Son expression ébahie toujours profondément fixée sur le visage, il resta interdit pendant un moment, le temps qu'il comprenne ce qu'il se passe, ou que quelqu'un le lui explique, ce que la jeune femme, imperturbable, sembla encline à faire.</text:p>
      <text:p text:style-name="Standard"/>
      <text:p text:style-name="Standard">Elle s'installa tranquillement à son bureau et lui suggéra de faire de même. Il fallut un certain temps à Edward pour percuter le reste de ses mots, qui se frayèrent petit à petit un chemin à travers la barrière de protection mentale qu'il s'était érigée ces trois derniers jours pour finalement la faire imploser en mille morceaux, fragilisant un peu plus l'esprit déjà meurtri du blondin. « Assassins » ? Le mot avait tapé juste, résonnant à ses oreilles avec une force considérable. La révélation -si tant est qu'il s'agissait bien d'une révélation- le percuta de plein fouet. Toute personne normalement constituée aurait pris ses jambes à son cou, serait descendue voir les policiers au rez-de-chaussée pour leur expliquer qu'une folle furieuse capables de tours de passe-passe avait pénétré dans la maison. Edward n'en fut pas capable.</text:p>
      <text:p text:style-name="Standard"/>
      <text:p text:style-name="Standard">Si son cerveau fonctionnait au ralenti, une partie de son être lui intimait de faire confiance à l'héritière de la Nightray Production, aussi insensé que cela puisse paraître. Son explication semblait tellement difficile à croire, d'autant plus qu'elle n'avait eu que quelques minutes pour tirer des conclusions aussi peu intuitives et mettant à mal tout ce qu'il avait cru jusqu'à présent. Qui aurait bien pu vouloir assassiner ses parents ? Assez étrangement d'ailleurs, la réapparition spontanée d'Alice lui était presque sortie de l'esprit. Mais, malgré tous ces aspects bancals Edward avait envie de croire la Nephil. Ou en tout cas au moins de lui donner une chance de s'expliquer. Si ses arguments ne le convainquaient pas, il serait toujours temps de... Eh bien, de trouver quelles étaient ses options dans une situation comme celle-ci.</text:p>
      <text:p text:style-name="Standard"/>
      <text:p text:style-name="Standard">Alors, tout doucement, le garçon aux yeux de jade vint s'asseoir au milieu de sa chambre, en ayant pris bien soin de fermer la porte pour être sûr qu'ils ne seraient pas dérangés. Son cœur battant à en faire rompre sa cage thoracique, il fit un simple signe de tête en direction d'Alice, sans prononcer le moindre mot. Il n'avait aucune idée de ce à quoi s'attendre, mais s'il y avait une chance que celle-ci dise la vérité, il ne pouvait pas s'offrir le luxe de prendre le risque de passer à côté.</text:p>
      <text:p text:style-name="P1">Si, de leur vivant, les parents d'Edward l'avait vu à cet instant précis, ils n'en auraient certainement pas cru leurs yeux. Le niveau du concentration du jeune garçon était impressionnant. Il avait le regard rivé sur Alice et ses pupilles brillaient d'une lueur qui trahissait ouvertement l'impatience et la curiosité qui le brûlaient à ce moment précis. Une fois encore, cette situation rappelait vaguement la relation que le blondin avait avec Tyrande encore quelques années plus tôt ; lui qui écoutait attentivement et elle, perché sur une chaise en position de professeur, de supériorité, qui lui transmettait son savoir. Edward était si avide d'apprendre qu'il ne moufta pas le moins du monde lorsqu'Alice lui ordonna de rester tranquille, acquiesçant d'un simple signe de la tête la pressant de commencer.</text:p>
      <text:p text:style-name="Standard"/>
      <text:p text:style-name="Standard">Le laïus commençait à peine que le garçon se mit presque à décrocher. Non pas que ce qu'elle racontait ne l'intéressait pas -bien au contraire, son teaser avait été largement suffisant pour qu'il boive ses paroles, mais parce que ce discours lui était vaguement familier. Il avait déjà entendu cette histoire de créatures malfaisantes invisibles des humains qui cherchaient à leur faire du mal. Il en était de même pour la partie « il existe des élus qui peuvent les voir et les combattre ». Edward cherchait à retrouver duquel de ses souvenirs ce son de cloche pouvait provenir mais sans grand succès. La suite, par contre, c'était inédit.</text:p>
      <text:p text:style-name="Standard"/>
      <text:p text:style-name="Standard">Alice lui proposait ni plus, ni moins de rejoindre les rangs de ces fameuses personnes capable de voir ce mystérieux adversaire qui causait du tort à l'espèce humaine. Si la proposition pouvait paraître ubuesque aux premiers abords et aurait put vous arracher un sourire, le blondin la considéra avec un sérieux inédit. Pour appuyer ses propos et leur donner du crédit, la jeune femme réalisa un nouveau tour de magie qui acheva de le captiver, comme s'il en avait encore besoin. Tout en continuant à parler, Alice fit apparaître une lame au creux de sa main, exactement de la même manière qu'elle était apparut elle-même sous ses yeux quelques instants plus tôt. Edward la gratifia d'un « waow ! » impressionné avant de cligner plusieurs fois des yeux -habitude qu'il allait sûrement devoir perdre incessamment sous peu. Comme hypnotisé, il tendit le bras vers l'arme pour la toucher, mais celle-ci disparut avant qu'il ne puisse établir le contact, rompant par la même occasion le charme qui l'avait comme envoûté en observant cette magie à l’œuvre, en même temps que la jeune Nephil terminait ses explications.</text:p>
      <text:p text:style-name="Standard"/>
      <text:p text:style-name="Standard">-Vous... Vous voulez dire que ce sont ces bêtes invisibles qui ont tué mes parents ? Enfin... « tué ». C'est... wat ? </text:p>
      <text:p text:style-name="Standard"/>
      <text:p text:style-name="Standard">Il se passa un moment pendant lequel le silence régna, les yeux verts éberlués d'un Edward ne sachant trop s'il devait écouter son cœur ou sa raison toujours plantés dans ceux impassibles d'Alice. Puis le garçon envisagea de se relever, avant de se rappeler qu'il n'avait pas entendu de « J'ai fini », ce qui le clouait donc dans sa position inconfortable, assis en tailleur. Cela ne joua sûrement pas en sa faveur lorsque, au bout du compte, ses nerfs craquèrent. Tout la pression accumulée ces derniers jours explosa en lui, ayant l'effet d'une bombe sur son esprit affaibli dont l'effet fut amplifié par les histoires à dormir debout d'Alice. L'adolescent fut alors pris d'un fou rire irrépressible, qu'il fut incapable d'arrêter d'une quelconque façon. Il était clair que cet éclat était uniquement nerveux et qu'Edward ne trouvait pas particulièrement drôle le récit de la jeune Nightray, pour autant il dura plusieurs secondes, tant et si bien que le blondin se retrouva sur le dos, occupé à esclaffer tout en se tenant le ventre, sans pouvoir s'arrêter. Au milieu des éclats de rire, on pouvait distinguer quelques paroles difficilement audibles.</text:p>
      <text:p text:style-name="Standard"/>
      <text:p text:style-name="Standard">-Je... suis... désolé...</text:p>
      <text:p text:style-name="P1">Son fou rire nerveux mit un certain temps à redevenir contrôlable, et lorsque Edward parvint finalement à reprendre le dessus, le visage on ne peut plus sérieux d'Alice l'attendait. Le garçon fut une nouvelle fois impressionné par l'autorité qu'elle était capable de dégager et sa petite pique intransigeante eut l'effet d'une douche froide sur son esprit. Malgré l'épreuve terrible qu'il était en train de traverser, la jeune femme ne le ménageait pas. Son ton ne souffrait d'aucune contestation et il acheva de ramener à l'ordre le blondin qui se redressa légèrement, prêt à reprendre son écoute des explications. Il essuya d'un revers de manche la larme qui perlait le long de sa joue et se reconcentra.</text:p>
      <text:p text:style-name="Standard"/>
      <text:p text:style-name="Standard">-Je suis désolé, je crois que mes nerfs m'ont lâché. Cela ne se reproduira plus.</text:p>
      <text:p text:style-name="Standard"/>
      <text:p text:style-name="Standard">D'autant plus que la suite du récit d'Alice méritait d'être entendue. Elle lui expliqua un peu plus en détails comment il pouvait « devenir des leurs », ce qui passait par l'intervention d'une autre personne qui lui accorderait un vœu en échange de quoi Edward devrait exterminer pour lui ces Ombres malfaisantes. Les Ombres. Un petit « tilt » retentit dans l'esprit du garçon alors que ses souvenirs refaisaient surface, le percutant mentalement de plein fouet. Le mot avait eu un effet de catalyseur sur sa mémoire, et il se rappelait maintenant très distinctement où est-ce qu'il avait entendu cette théorie par le passé. La scène qui s'était déroulée, il y a de cela quelques mois, dans cette même pièce, se mit à défiler sous ses yeux.</text:p>
      <text:p text:style-name="Standard"/>
      <text:p text:style-name="Standard">Un homme avait fait irruption dans sa maison et semblait s'être battu tout seul avant de s'effondrer, à moitié mort, sur le sol de sa chambre pour déblatérer des histoires rocambolesques sur des créatures maléfiques et les gardiens de [strike]la galaxie[/strike] l'humanité dotés de super pouvoirs pour les combattre. Il l'avait mis en garde du risque que courrait sa famille, du danger permanent qui les guettait. Et Edward l'avait envoyé bouler. Il avait ignoré ses avertissements, ne voulant pas en savoir plus pour ne pas risquer de devoir sortir de sa zone de confort. Et maintenant ses parents étaient morts. Le grand Équilibre avait fait son office, punissant son acte égoïste par un événement douloureux à ses yeux. Ainsi la balance était toujours respectée. Et Edward allait faire en sorte qu'elle le soit encore. C'était son deuxième avertissement, sa seconde chance de faire les choses bien. Et cette fois-ci, pas question de la laisser passer.</text:p>
      <text:p text:style-name="Standard"/>
      <text:p text:style-name="Standard">-Appelez-le. </text:p>
      <text:p text:style-name="Standard"/>
      <text:p text:style-name="Standard">La voix du garçon était étrangement sûre d'elle. Il avait un air extrêmement sérieux et son regard d'émeraude était on ne peut plus déterminé. Dans d'autres circonstances, Edward n'aurait sûrement pas cru une seule seconde à ce qu'Alice lui racontait. Mais avec sa première expérience avec Léonardo et les démonstrations de magie de la jeune femme, son cœur lui hurlait d'y croire.</text:p>
      <text:p text:style-name="P1">Alice sembla apprécier la nouvelle détermination dont Edward faisait preuve. Elle le gratifia même d'un trait d'humour, chose suffisamment rare pour être soulignée. Elle se leva ensuite pour prendre un air pensif en regardant la fenêtre avant de le prévenir que cette décision n'était pas du genre qu'on pouvait prendre à la légère pour revenir dessus ensuite, le tout donnant une dimension théâtrale à la scène qui n'avait pourtant pas vraiment besoin de plus de dramatisme. Ce qui se produisit ensuite relevait purement <text:s/>et simplement du fantastique, ce qui en cette journée officielle du nawak commençait à devenir une habitude. La jeune femme se mit à parler dans le vide, comme si elle s'adressait à quelqu'un qui était là mais qu'Edward ne pouvait pas voir. Fronçant les sourcils, celui-ci regarda autour de lui pour trouver ce fameux Bey mais ne vit rien pouvant passer de près ou de loin pour un être vivant.</text:p>
      <text:p text:style-name="Standard"/>
      <text:p text:style-name="Standard">Alors il -ou ça ?- apparut. Littéralement. A un instant il n'était pas là, la seconde d'après il avançait dans sa direction, depuis le coin du lit du blondin qui aurait juré qu'il n'y avait rien à cet endroit. Qu'est-ce que c'était exactement ? Difficile à dire. A mi-chemin entre le chat et l'écureuil, l'animal en question avait le pelage d'un noir de jais mais surtout un regard absolument chimérique. Ses pupilles étaient d'un pourpre surnaturel à faire froid dans le dos. Le plus perturbant dans tout cela était peut-être son sourire. Tiré jusqu'aux oreilles, il laissait entrevoir une dentition presque humaine, qui n'avait rien de féline pour le coup. Son air tranquille jurait profondément avec le visage grave d'Edward et celui sérieux d'Alice.</text:p>
      <text:p text:style-name="Standard"/>
      <text:p text:style-name="Standard">Il posa une question au garçon sur un ton plus que badin. Comme si ce n'était pas la question qui allait changer sa vie à jamais. Mais l'expression sur le visage de ce dernier avait changé. Tout le sérieux qu'il avait accumulé semblait s'être envolé à l'apparition de Bey. Il observait le contracteur avec ses yeux de jade grands ouverts, complètement envoûté par son apparition soudaine. Toute trace de l'anxiété qui l'avait accompagné et qui pesait sur ses épaules depuis trois jours avait disparu, laissant place à une apathie hébétée dont seule Edward avait le secret. Pendant quelques secondes le silence régna, la réponse du blondin se faisant attendre. Et finalement il ouvrit la bouche lentement, toujours assis en tailleur au milieu de la pièce.</text:p>
      <text:p text:style-name="Standard"/>
      <text:p text:style-name="Standard">-Comment elles tiennent tes boucles d'oreille ?</text:p>
      <text:p text:style-name="Standard"/>
      <text:p text:style-name="Standard">Le tutoiement avait fusé. Était-ce parce que Alice avait elle-même employé le « tu » pour s'adresser à Bey ou bien parce que son esprit était trop accaparé par la créature pour qu'il soit à même de respecter les conventions sociales qu'il s'était imposées ? Dans tous les cas, la question était une parfaite démonstration des capacités de déconcentration d'Edward, qui avait visiblement complètement oublié la situation dans laquelle il se trouvait. Le regard sévère de l'héritière de la Nightray Company le ramena cependant bien vite à la réalité. L'adolescent secoua la tête et se mit à réfléchir à ce qu'il pouvait effectivement souhaiter.</text:p>
      <text:p text:style-name="Standard"/>
      <text:p text:style-name="Standard">Un choix s'imposa naturellement à son esprit. Ses parents. Il considéra cette option pendant un moment mais finit par la rejeter. Leur décès était le fait de l’Équilibre, le garçon le savait. C'était à cause de ses mauvais choix et « annuler » cet événement aurait été aller à l'encontre de la grande balance universelle du bien et du mal. Le pragmatisme d'Edward pouvait paraître effrayant mais c'était comme ça qu'était formaté son esprit bien malgré lui. Il ne pouvait passer outre ces lois qui régissaient sa vie, quelles que soient les circonstances. Mais alors que souhaiter ? La vengeance ? Une fois encore, la vengeance n'était une possibilité que tant qu'elle était juste. Ceci dit, le blondin allait devoir chasser et détruire les Ombres maintenant que celles-ci avaient détruit sa famille. Pour ce fameux équilibre. L'équilibre... Un petit sourire s'esquissa au coin de ses lèvres alors qu'il reprenait la parole, ses yeux de jade plantées dans ceux de Bey.</text:p>
      <text:p text:style-name="Standard"/>
      <text:p text:style-name="Standard">-Je souhaite avoir le pouvoir de rétablir l’Équilibre.</text:p>
      <text:p text:style-name="Standard"/>
      <text:p text:style-name="Standard"><text:soft-page-break/>Fais bien ce que tu veux de ça, petit chat...</text:p>
      <text:p text:style-name="P1">Il se passa un petit moment durant lequel Edward observa de ses grands yeux verts le chat d'ébène. L'expression détachée de ce dernier doublée de celle ahurie du garçon donnait lieu à un spectacle assez pittoresque tandis que dans son coin, Alice observait la scène en silence. Finalement, le contracteur répondit à la première question du blondin, rivalisant toujours plus d'indifférence. Celui-ci cligna des yeux en écoutant la réponse, le visage légèrement penché sur le côté, avant de répondre.</text:p>
      <text:p text:style-name="Standard"/>
      <text:p text:style-name="Standard">-Comme ça ?</text:p>
      <text:p text:style-name="Standard"/>
      <text:p text:style-name="Standard">Sa phrase fut accompagnée d'un haussement d'épaules significatif. Ce que Bey lui avait répondu ne voulait pas dire grand chose à ses yeux mais cela lui suffisait largement, d'autant plus que son esprit était déjà focalisé sur ce que la créature allait faire maintenant qu'il avait prononcé ce fameux vœu. Et il ne fut pas déçu. Bey se redressa et, tout en prononçant des paroles qui ressemblaient à une forme d'incantation il se lança dans un rituel consistant à traverser le corps d'Edward de ses appendices -toujours affublés des fameuses boucles d'oreilles objets de toute l'attention, tout en irradiant d'une lumière aveuglante qu'il sembla transmettre entièrement au garçon, le tout dans une chorégraphie extrêmement théâtrale, sous les yeux ébahis d'un Edward au fond desquels on pouvait très clairement distinguer des étoiles briller.</text:p>
      <text:p text:style-name="Standard"/>
      <text:p text:style-name="Standard">-Cool...</text:p>
      <text:p text:style-name="Standard"/>
      <text:p text:style-name="Standard">Lorsque la lumière surnaturelle s'estompa, et que Bey retourna s'installer à ses côtés, la pièce reprit cependant une allure tout à fait banale. C'était limite si celui-ci n'allait pas lâcher subitement un « miaou » dans le plus grand des calmes. Il fallut quelques secondes au tout nouveau contractant, toujours émerveillé, pour reprendre ses esprits, après quoi il observa la paume, puis le dos de ses mains à la recherche d'un quelconque changement. Car, il fallait l'admettre, Edward ne voyait pas vraiment de différence. Il se sentait carrément identique à avant, que ce soit physiquement ou mentalement. Il repéra finalement une douce lueur qui s'échappait de sa chemise et, intrigué, ôta deux boutons à celle-ci pour voir de quoi il s'agissait. A l'endroit exact de son cœur -là où Bey l'avait transpercé un peu plus tôt-, un étrange tatouage avait fait son apparition. C'était un symbole que l'étudiant ne connaissait pas. La marque scintilla un instant avant que sa lueur ne s'estompe petit à petit.</text:p>
      <text:p text:style-name="Standard"/>
      <text:p text:style-name="Standard">-C'est quoi ça ?</text:p>
      <text:p text:style-name="Standard"/>
      <text:p text:style-name="Standard">Une fois encore, Edward s'attardait sur un détail assez peu significatif, alors même qu'une foule de questions se bousculaient dans son esprit. Qu'allait-il se passer maintenant ? Comment trouver et traquer les Ombres ? Quels étaient ses pouvoirs ? Comment allait-il apprendre à s'en servir ? Combien étaient-ils à partager ce but commun ? Toutes ces interrogations qui lui faisaient se demander s'il n'avait pas fait son vœu un peu trop vite, sans vraiment réfléchir aux conséquences d'un événement aussi inhabituel et difficile à cro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erienda" svg:font-family="Meriend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6-20T23:50:38.87</dc:date>
    <meta:editing-duration>P1DT22H39M3S</meta:editing-duration>
    <meta:editing-cycles>2893</meta:editing-cycles>
    <meta:generator>OpenOffice/4.1.2$Win32 OpenOffice.org_project/412m3$Build-9782</meta:generator>
    <meta:document-statistic meta:table-count="0" meta:image-count="0" meta:object-count="0" meta:page-count="27" meta:paragraph-count="164" meta:word-count="13536" meta:character-count="81976"/>
  </office:meta>
</office:document-meta>
</file>